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1) QUE ES LA ORGANIZACIÓN MUNDIAL DEL COMERCIO, DEFINALA,</text:p>
      <text:p text:style-name="Standard">DESCRIBALA Y EXPLIQUE CUALES SON SUS PRINCIPALES FUNCIONES.</text:p>
      <text:p text:style-name="Standard"/>
      <text:p text:style-name="Standard">Es la única organización internacional que se ocupa de las normas globales que rigen el comercio entre los países. Su principal función es garantizar que las corrientes comerciales circulen con la máxima fluidez, previsibilidad y libertad posibles.</text:p>
      <text:p text:style-name="Standard"/>
      <text:p text:style-name="Standard">Los principios del sistema del comercio son los siguientes:</text:p>
      <text:p text:style-name="Standard">Comercio sin discriminaciones. ...</text:p>
      <text:p text:style-name="Standard">Comercio más libre. ...</text:p>
      <text:p text:style-name="Standard">Previsibilidad. ...</text:p>
      <text:p text:style-name="Standard">Fomento de una competencia leal. ...</text:p>
      <text:p text:style-name="Standard">Promoción del desarrollo y la reforma económica.</text:p>
      <text:p text:style-name="Standard"/>
      <text:p text:style-name="Standard">2) MENCIONE QUE LEYES REGULAN EL COMERCIO ELECTRÓNICO EN </text:p>
      <text:p text:style-name="Standard">NUESTRO PAÍS.</text:p>
      <text:p text:style-name="Standard"/>
      <text:p text:style-name="Standard">Ley 223 de 1995 - Implementación de factura electrónica y portal de pago</text:p>
      <text:p text:style-name="Standard">Ley 527 de 1999 - Ley de Comercio Electrónico</text:p>
      <text:p text:style-name="Standard">Ley 1231 de 2008 - Normas para implementar factura electrónica</text:p>
      <text:p text:style-name="Standard">Ley 1607 de 2012 -Reglamenta masificación de factura electrónica</text:p>
      <text:p text:style-name="Standard">Decreto 587 de 2016 - Reglamenta la adquisición de bienes o servicios adquiridos a través de comercio electrónico</text:p>
      <text:p text:style-name="Standard"/>
      <text:p text:style-name="Standard"/>
      <text:p text:style-name="Standard">3) DEFINA CUALES SON LOS TEMAS ESPECÍFICOS QUE REGULA LA LEY 527 </text:p>
      <text:p text:style-name="Standard">DE 1.999.</text:p>
      <text:p text:style-name="Standard"/>
      <text:p text:style-name="Standard"/>
      <text:p text:style-name="Standard">- Como norma recipiendaria de la tradición de la Uncitral, recoge los diferentes principios jurídicos de los medios electrónicos, como son: el principio de equivalencia funcional, la neutralidad tecnológica, la inalterabilidad del derecho sustancial preexistente y la internacionalidad.</text:p>
      <text:p text:style-name="Standard"/>
      <text:p text:style-name="Standard">- Define lo que se debe entender por “mensaje de datos”, dotando a la definición de un alcance que permite al empresario comprender actuaciones muy diversas, que exceden la simple utilización de internet.</text:p>
      <text:p text:style-name="Standard"/>
      <text:p text:style-name="Standard">- Otorga pleno valor probatorio a los mensajes de datos y establece que no se podrá negar eficacia jurídica en actuaciones judiciales o administrativas a este tipo de información.</text:p>
      <text:p text:style-name="Standard"/>
      <text:p text:style-name="Standard">- Establece el principio de equivalencia funcional, de los artículos 6º al 13, caracterizando entonces la forma como se puede validar jurídicamente la información electrónica.</text:p>
      <text:p text:style-name="Standard"/>
      <text:p text:style-name="Standard">- Permite que tanto empresarios, como consumidores superen cualquier posible obstáculo en la seguridad jurídica de la información, estableciendo como atributos generales de certeza jurídica los de autenticidad, integridad y disponibilidad; atributos que han sido desarrollados posteriormente por otras normas dentro del ordenamiento jurídico colombiano, con lo cual se puede hablar de un tratamiento homogéneo en materia de seguridad jurídica de los medios electrónicos.</text:p>
      <text:p text:style-name="Standard"><text:soft-page-break/></text:p>
      <text:p text:style-name="Standard">- Desarrolla las reglas de la comunicación electrónica, posibilitando o mejor ratificando algo que ya sucedía, y es que el contrato se pueda perfeccionar por medios electrónicos.</text:p>
      <text:p text:style-name="Standard"/>
      <text:p text:style-name="Standard">- Establece en Colombia los prestadores de servicios de certificación digital, como terceros de confianza en la utilización de medios electrónicos, cuyos servicios contribuyen al aseguramiento técnico y jurídico de las comunicaciones electrónicas.</text:p>
      <text:p text:style-name="Standard"/>
      <text:p text:style-name="Standard"/>
      <text:p text:style-name="Standard">4) HAZ UN BREVE ENSAYO (MÁXIMO 1 PAGÍNA) SOBRE LA IMPORTANCIA </text:p>
      <text:p text:style-name="Standard">DE CONOCER LA NORMATIVIDAD SOBRE COMERCIO ELECTRÓNICO</text:p>
      <text:p text:style-name="Standard"/>
      <text:p text:style-name="Standard">No creo que sea mucho lo que hay que expresar o comentar acerca de tema, dado que por ser ley o reglamentación de un gobierno se debe cumplir con todos los aspectos que este obliga, para no incurrir en incumplimientos y ser trasnparentes, protengi la empresa y al cliente o consumido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25T11:26:17.10</meta:creation-date>
    <meta:document-statistic meta:table-count="0" meta:image-count="0" meta:object-count="0" meta:page-count="2" meta:paragraph-count="28" meta:word-count="488" meta:character-count="3222"/>
    <dc:date>2023-10-25T11:51:16.22</dc:date>
    <meta:editing-duration>PT45S</meta:editing-duration>
    <meta:editing-cycles>1</meta:editing-cycles>
    <meta:generator>OpenOffice/4.1.11$Win32 OpenOffice.org_project/4111m1$Build-9808</meta:generator>
  </office:meta>
</office:document-meta>
</file>